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4689in"/>
    </style:style>
    <style:style style:name="co5" style:family="table-column">
      <style:table-column-properties fo:break-before="auto" style:column-width="1.4472in"/>
    </style:style>
    <style:style style:name="co6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2.3508in">
            <draw:object draw:notify-on-update-of-ranges="Sheet1.B2:Sheet1.B2 Sheet1.B3:Sheet1.B13 Sheet1.C2:Sheet1.C2 Sheet1.C3:Sheet1.C13 Sheet1.D2:Sheet1.D2 Sheet1.D3:Sheet1.D13 Sheet1.E2:Sheet1.E2 Sheet1.E3:Sheet1.E13 Sheet1.F2:Sheet1.F2 Sheet1.F3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Matrix Size (nxn)</text:p>
          </table:table-cell>
          <table:table-cell office:value-type="string" calcext:value-type="string">
            <text:p>Sequential Time</text:p>
          </table:table-cell>
          <table:table-cell office:value-type="string" calcext:value-type="string">
            <text:p>Parallel Time – 2 Proc</text:p>
          </table:table-cell>
          <table:table-cell office:value-type="string" calcext:value-type="string">
            <text:p>Parallel Time – 4 Proc</text:p>
          </table:table-cell>
          <table:table-cell office:value-type="string" calcext:value-type="string">
            <text:p>Parallel Time – 8 Proc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092" calcext:value-type="float">
            <text:p>0.09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5" calcext:value-type="float">
            <text:p>0.345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737" calcext:value-type="float">
            <text:p>0.737</text:p>
          </table:table-cell>
          <table:table-cell office:value-type="float" office:value="0.734" calcext:value-type="float">
            <text:p>0.734</text:p>
          </table:table-cell>
          <table:table-cell office:value-type="float" office:value="0.984" calcext:value-type="float">
            <text:p>0.984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1.817" calcext:value-type="float">
            <text:p>1.817</text:p>
          </table:table-cell>
          <table:table-cell office:value-type="float" office:value="1.493" calcext:value-type="float">
            <text:p>1.493</text:p>
          </table:table-cell>
          <table:table-cell office:value-type="float" office:value="2.116" calcext:value-type="float">
            <text:p>2.116</text:p>
          </table:table-cell>
          <table:table-cell office:value-type="float" office:value="4.538" calcext:value-type="float">
            <text:p>4.53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3.391" calcext:value-type="float">
            <text:p>3.391</text:p>
          </table:table-cell>
          <table:table-cell office:value-type="float" office:value="2.572" calcext:value-type="float">
            <text:p>2.572</text:p>
          </table:table-cell>
          <table:table-cell office:value-type="float" office:value="3.842" calcext:value-type="float">
            <text:p>3.842</text:p>
          </table:table-cell>
          <table:table-cell office:value-type="float" office:value="8.134" calcext:value-type="float">
            <text:p>8.134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4.628" calcext:value-type="float">
            <text:p>4.628</text:p>
          </table:table-cell>
          <table:table-cell office:value-type="float" office:value="4.078" calcext:value-type="float">
            <text:p>4.078</text:p>
          </table:table-cell>
          <table:table-cell office:value-type="float" office:value="6.152" calcext:value-type="float">
            <text:p>6.152</text:p>
          </table:table-cell>
          <table:table-cell office:value-type="float" office:value="12.954" calcext:value-type="float">
            <text:p>12.95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8.153" calcext:value-type="float">
            <text:p>8.153</text:p>
          </table:table-cell>
          <table:table-cell office:value-type="float" office:value="6.084" calcext:value-type="float">
            <text:p>6.084</text:p>
          </table:table-cell>
          <table:table-cell office:value-type="float" office:value="9.358" calcext:value-type="float">
            <text:p>9.358</text:p>
          </table:table-cell>
          <table:table-cell office:value-type="float" office:value="19.306" calcext:value-type="float">
            <text:p>19.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20:02:37.339292274</meta:creation-date>
    <meta:generator>LibreOffice/24.2.7.2$Linux_X86_64 LibreOffice_project/420$Build-2</meta:generator>
    <dc:date>2025-04-28T20:14:20.694141315</dc:date>
    <meta:editing-duration>PT38S</meta:editing-duration>
    <meta:editing-cycles>1</meta:editing-cycles>
    <meta:document-statistic meta:table-count="1" meta:cell-count="6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296cm" svg:y="3.454cm" style:legend-expansion="high" chart:style-name="ch2"/>
        <chart:plot-area chart:style-name="ch3" table:cell-range-address="Sheet1.B2:Sheet1.F13" chart:data-source-has-labels="both" svg:x="0.32cm" svg:y="0.18cm" svg:width="10.656cm" svg:height="8.64cm">
          <chart:coordinate-region svg:x="0.941cm" svg:y="0.379cm" svg:width="9.663cm" svg:height="7.794cm"/>
          <chart:axis chart:dimension="x" chart:name="primary-x" chart:style-name="ch4" chartooo:axis-type="auto">
            <chartooo:date-scale/>
            <chart:categories table:cell-range-address="Sheet1.B3:Sheet1.B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13" chart:label-cell-address="Sheet1.C2:Sheet1.C2" chart:class="chart:line">
            <chart:data-point chart:repeated="11"/>
          </chart:series>
          <chart:series chart:style-name="ch7" chart:values-cell-range-address="Sheet1.D3:Sheet1.D13" chart:label-cell-address="Sheet1.D2:Sheet1.D2" chart:class="chart:line">
            <chart:data-point chart:repeated="11"/>
          </chart:series>
          <chart:series chart:style-name="ch8" chart:values-cell-range-address="Sheet1.E3:Sheet1.E13" chart:label-cell-address="Sheet1.E2:Sheet1.E2" chart:class="chart:line">
            <chart:data-point chart:repeated="11"/>
          </chart:series>
          <chart:series chart:style-name="ch9" chart:values-cell-range-address="Sheet1.F3:Sheet1.F13" chart:label-cell-address="Sheet1.F2:Sheet1.F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</text:p>
                <draw:g>
                  <svg:desc>Sheet1.C2:Sheet1.C2</svg:desc>
                </draw:g>
              </table:table-cell>
              <table:table-cell office:value-type="string">
                <text:p>Parallel Time – 2 Proc</text:p>
                <draw:g>
                  <svg:desc>Sheet1.D2:Sheet1.D2</svg:desc>
                </draw:g>
              </table:table-cell>
              <table:table-cell office:value-type="string">
                <text:p>Parallel Time – 4 Proc</text:p>
                <draw:g>
                  <svg:desc>Sheet1.E2:Sheet1.E2</svg:desc>
                </draw:g>
              </table:table-cell>
              <table:table-cell office:value-type="string">
                <text:p>Parallel Time – 8 Proc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3</svg:desc>
                </draw:g>
              </table:table-cell>
              <table:table-cell office:value-type="float" office:value="0">
                <text:p>0</text:p>
                <draw:g>
                  <svg:desc>Sheet1.C3:Sheet1.C13</svg:desc>
                </draw:g>
              </table:table-cell>
              <table:table-cell office:value-type="float" office:value="0">
                <text:p>0</text:p>
                <draw:g>
                  <svg:desc>Sheet1.D3:Sheet1.D13</svg:desc>
                </draw:g>
              </table:table-cell>
              <table:table-cell office:value-type="float" office:value="0">
                <text:p>0</text:p>
                <draw:g>
                  <svg:desc>Sheet1.E3:Sheet1.E13</svg:desc>
                </draw:g>
              </table:table-cell>
              <table:table-cell office:value-type="float" office:value="0">
                <text:p>0</text:p>
                <draw:g>
                  <svg:desc>Sheet1.F3:Sheet1.F1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2">
                <text:p>0.0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4">
                <text:p>0.014</text:p>
              </table:table-cell>
              <table:table-cell office:value-type="float" office:value="0.026">
                <text:p>0.026</text:p>
              </table:table-cell>
              <table:table-cell office:value-type="float" office:value="0.013">
                <text:p>0.01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">
                <text:p>0.092</text:p>
              </table:table-cell>
              <table:table-cell office:value-type="float" office:value="0.096">
                <text:p>0.096</text:p>
              </table:table-cell>
              <table:table-cell office:value-type="float" office:value="0.098">
                <text:p>0.098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323">
                <text:p>0.323</text:p>
              </table:table-cell>
              <table:table-cell office:value-type="float" office:value="0.305">
                <text:p>0.305</text:p>
              </table:table-cell>
              <table:table-cell office:value-type="float" office:value="0.345">
                <text:p>0.345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37">
                <text:p>0.737</text:p>
              </table:table-cell>
              <table:table-cell office:value-type="float" office:value="0.734">
                <text:p>0.734</text:p>
              </table:table-cell>
              <table:table-cell office:value-type="float" office:value="0.984">
                <text:p>0.984</text:p>
              </table:table-cell>
              <table:table-cell office:value-type="float" office:value="2.252">
                <text:p>2.252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.817">
                <text:p>1.817</text:p>
              </table:table-cell>
              <table:table-cell office:value-type="float" office:value="1.493">
                <text:p>1.493</text:p>
              </table:table-cell>
              <table:table-cell office:value-type="float" office:value="2.116">
                <text:p>2.116</text:p>
              </table:table-cell>
              <table:table-cell office:value-type="float" office:value="4.538">
                <text:p>4.53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3.391">
                <text:p>3.391</text:p>
              </table:table-cell>
              <table:table-cell office:value-type="float" office:value="2.572">
                <text:p>2.572</text:p>
              </table:table-cell>
              <table:table-cell office:value-type="float" office:value="3.842">
                <text:p>3.842</text:p>
              </table:table-cell>
              <table:table-cell office:value-type="float" office:value="8.134">
                <text:p>8.134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4.628">
                <text:p>4.628</text:p>
              </table:table-cell>
              <table:table-cell office:value-type="float" office:value="4.078">
                <text:p>4.078</text:p>
              </table:table-cell>
              <table:table-cell office:value-type="float" office:value="6.152">
                <text:p>6.152</text:p>
              </table:table-cell>
              <table:table-cell office:value-type="float" office:value="12.954">
                <text:p>12.95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153">
                <text:p>8.153</text:p>
              </table:table-cell>
              <table:table-cell office:value-type="float" office:value="6.084">
                <text:p>6.084</text:p>
              </table:table-cell>
              <table:table-cell office:value-type="float" office:value="9.358">
                <text:p>9.358</text:p>
              </table:table-cell>
              <table:table-cell office:value-type="float" office:value="19.306">
                <text:p>19.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